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C000003BEE364CEA0.png"/>
  <manifest:file-entry manifest:media-type="image/png" manifest:full-path="Pictures/10000201000002B3000003C0B09ED7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17cm" draw:z-index="0"><draw:image xlink:href="Pictures/10000201000002B3000003C0B09ED75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44cm" draw:z-index="1"><draw:image xlink:href="Pictures/10000201000002CC000003BEE364CEA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4</meta:editing-cycles>
    <meta:generator>OpenOffice/4.1.3$Win32 OpenOffice.org_project/413m1$Build-9783</meta:generator>
    <dc:date>2018-01-20T16:25:49.3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